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74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97.51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74.35pt"/>
    </style:style>
    <style:style style:name="co13" style:family="table-column">
      <style:table-column-properties fo:break-before="auto" style:column-width="75.86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65.85pt"/>
    </style:style>
    <style:style style:name="co16" style:family="table-column">
      <style:table-column-properties fo:break-before="auto" style:column-width="92.86pt"/>
    </style:style>
    <style:style style:name="co17" style:family="table-column">
      <style:table-column-properties fo:break-before="auto" style:column-width="88.21pt"/>
    </style:style>
    <style:style style:name="co18" style:family="table-column">
      <style:table-column-properties fo:break-before="auto" style:column-width="263.4pt"/>
    </style:style>
    <style:style style:name="co19" style:family="table-column">
      <style:table-column-properties fo:break-before="auto" style:column-width="53.49pt"/>
    </style:style>
    <style:style style:name="co20" style:family="table-column">
      <style:table-column-properties fo:break-before="auto" style:column-width="31.1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etwork_outliers_all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binary_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rue_positives</text:p>
          </table:table-cell>
          <table:table-cell office:value-type="string" calcext:value-type="string">
            <text:p>true_negatives</text:p>
          </table:table-cell>
          <table:table-cell office:value-type="string" calcext:value-type="string">
            <text:p>false_positiv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738486498594284" calcext:value-type="float">
            <text:p>0.073848649859428</text:p>
          </table:table-cell>
          <table:table-cell office:value-type="float" office:value="0.896270215511322" calcext:value-type="float">
            <text:p>0.896270215511322</text:p>
          </table:table-cell>
          <table:table-cell office:value-type="float" office:value="0.765818655490875" calcext:value-type="float">
            <text:p>0.765818655490875</text:p>
          </table:table-cell>
          <table:table-cell office:value-type="float" office:value="0.756443321704865" calcext:value-type="float">
            <text:p>0.756443321704865</text:p>
          </table:table-cell>
          <table:table-cell office:value-type="float" office:value="3522" calcext:value-type="float">
            <text:p>3522</text:p>
          </table:table-cell>
          <table:table-cell office:value-type="float" office:value="15582" calcext:value-type="float">
            <text:p>15582</text:p>
          </table:table-cell>
          <table:table-cell office:value-type="float" office:value="1077" calcext:value-type="float">
            <text:p>1077</text:p>
          </table:table-cell>
          <table:table-cell office:value-type="float" office:value="1134" calcext:value-type="float">
            <text:p>1134</text:p>
          </table:table-cell>
          <table:table-cell office:value-type="float" office:value="2026" calcext:value-type="float">
            <text:p>2026</text:p>
          </table:table-cell>
          <table:table-cell office:value-type="float" office:value="41.6160414218903" calcext:value-type="float">
            <text:p>41.6160414218903</text:p>
          </table:table-cell>
          <table:table-cell office:value-type="string" calcext:value-type="string">
            <text:p>13_A_exp32</text:p>
          </table:table-cell>
          <table:table-cell office:value-type="string" calcext:value-type="string">
            <text:p>13_A.v1.l0.ds0.l_combo0.ds_combo0.idays60.odays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twork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50581945478916" calcext:value-type="float">
            <text:p>0.045058194547892</text:p>
          </table:table-cell>
          <table:table-cell office:value-type="float" office:value="0.937520146369934" calcext:value-type="float">
            <text:p>0.937520146369934</text:p>
          </table:table-cell>
          <table:table-cell office:value-type="float" office:value="0.846815824508667" calcext:value-type="float">
            <text:p>0.846815824508667</text:p>
          </table:table-cell>
          <table:table-cell office:value-type="float" office:value="0.824120581150055" calcext:value-type="float">
            <text:p>0.824120581150055</text:p>
          </table:table-cell>
          <table:table-cell office:value-type="float" office:value="492" calcext:value-type="float">
            <text:p>492</text:p>
          </table:table-cell>
          <table:table-cell office:value-type="float" office:value="2419" calcext:value-type="float">
            <text:p>2419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table:style-name="ce1" office:value-type="float" office:value="2062" calcext:value-type="float">
            <text:p>2062</text:p>
          </table:table-cell>
          <table:table-cell table:style-name="ce1" office:value-type="float" office:value="63.8808372020722" calcext:value-type="float">
            <text:p>63.8808372020722</text:p>
          </table:table-cell>
          <table:table-cell table:style-name="ce1" office:value-type="string" calcext:value-type="string">
            <text:p>13_A_exp64</text:p>
          </table:table-cell>
          <table:table-cell table:style-name="ce1" office:value-type="string" calcext:value-type="string">
            <text:p>13_A.v1.l0.ds0.l_combo0.ds_combo0.idays30.odays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etwork 1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789015591144562" calcext:value-type="float">
            <text:p>0.078901559114456</text:p>
          </table:table-cell>
          <table:table-cell office:value-type="float" office:value="0.887193739414215" calcext:value-type="float">
            <text:p>0.887193739414215</text:p>
          </table:table-cell>
          <table:table-cell office:value-type="float" office:value="0.753368079662323" calcext:value-type="float">
            <text:p>0.753368079662323</text:p>
          </table:table-cell>
          <table:table-cell office:value-type="float" office:value="0.797186851501465" calcext:value-type="float">
            <text:p>0.797186851501465</text:p>
          </table:table-cell>
          <table:table-cell office:value-type="float" office:value="4194" calcext:value-type="float">
            <text:p>4194</text:p>
          </table:table-cell>
          <table:table-cell office:value-type="float" office:value="14996" calcext:value-type="float">
            <text:p>14996</text:p>
          </table:table-cell>
          <table:table-cell office:value-type="float" office:value="1373" calcext:value-type="float">
            <text:p>1373</text:p>
          </table:table-cell>
          <table:table-cell office:value-type="float" office:value="1067" calcext:value-type="float">
            <text:p>1067</text:p>
          </table:table-cell>
          <table:table-cell office:value-type="float" office:value="2056" calcext:value-type="float">
            <text:p>2056</text:p>
          </table:table-cell>
          <table:table-cell office:value-type="float" office:value="145.473112344742" calcext:value-type="float">
            <text:p>145.473112344742</text:p>
          </table:table-cell>
          <table:table-cell office:value-type="string" calcext:value-type="string">
            <text:p>13_N_exp8</text:p>
          </table:table-cell>
          <table:table-cell office:value-type="string" calcext:value-type="string">
            <text:p>13_N.v1.l0.ds0.l_combo0.ds_combo0.idays30.odays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0471063069999218" calcext:value-type="float">
            <text:p>0.047106306999922</text:p>
          </table:table-cell>
          <table:table-cell office:value-type="float" office:value="0.0471063032746315" calcext:value-type="float">
            <text:p>0.047106303274632</text:p>
          </table:table-cell>
          <table:table-cell office:value-type="float" office:value="0.935022294521332" calcext:value-type="float">
            <text:p>0.935022294521332</text:p>
          </table:table-cell>
          <table:table-cell office:value-type="float" office:value="0.868496179580689" calcext:value-type="float">
            <text:p>0.868496179580689</text:p>
          </table:table-cell>
          <table:table-cell office:value-type="float" office:value="0.834247171878815" calcext:value-type="float">
            <text:p>0.834247171878815</text:p>
          </table:table-cell>
          <table:table-cell office:value-type="float" office:value="3956" calcext:value-type="float">
            <text:p>3956</text:p>
          </table:table-cell>
          <table:table-cell office:value-type="float" office:value="15974" calcext:value-type="float">
            <text:p>15974</text:p>
          </table:table-cell>
          <table:table-cell office:value-type="float" office:value="599" calcext:value-type="float">
            <text:p>599</text:p>
          </table:table-cell>
          <table:table-cell office:value-type="float" office:value="786" calcext:value-type="float">
            <text:p>786</text:p>
          </table:table-cell>
          <table:table-cell table:style-name="ce1" office:value-type="float" office:value="2026" calcext:value-type="float">
            <text:p>2026</text:p>
          </table:table-cell>
          <table:table-cell table:style-name="ce1" office:value-type="float" office:value="149.202175617218" calcext:value-type="float">
            <text:p>149.202175617218</text:p>
          </table:table-cell>
          <table:table-cell table:style-name="ce1" office:value-type="string" calcext:value-type="string">
            <text:p>13_G_exp64</text:p>
          </table:table-cell>
          <table:table-cell table:style-name="ce1" office:value-type="string" calcext:value-type="string">
            <text:p>13_G.v1.l0.ds0.l_combo0.ds_combo0.idays60.odays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800352990627289" calcext:value-type="float">
            <text:p>0.080035299062729</text:p>
          </table:table-cell>
          <table:table-cell office:value-type="float" office:value="0.885344445705414" calcext:value-type="float">
            <text:p>0.885344445705414</text:p>
          </table:table-cell>
          <table:table-cell office:value-type="float" office:value="0.775852859020233" calcext:value-type="float">
            <text:p>0.775852859020233</text:p>
          </table:table-cell>
          <table:table-cell office:value-type="float" office:value="0.780032336711883" calcext:value-type="float">
            <text:p>0.780032336711883</text:p>
          </table:table-cell>
          <table:table-cell office:value-type="float" office:value="4344" calcext:value-type="float">
            <text:p>4344</text:p>
          </table:table-cell>
          <table:table-cell office:value-type="float" office:value="14806" calcext:value-type="float">
            <text:p>14806</text:p>
          </table:table-cell>
          <table:table-cell office:value-type="float" office:value="1255" calcext:value-type="float">
            <text:p>1255</text:p>
          </table:table-cell>
          <table:table-cell office:value-type="float" office:value="1225" calcext:value-type="float">
            <text:p>1225</text:p>
          </table:table-cell>
          <table:table-cell office:value-type="float" office:value="2056" calcext:value-type="float">
            <text:p>2056</text:p>
          </table:table-cell>
          <table:table-cell office:value-type="float" office:value="152.137328147888" calcext:value-type="float">
            <text:p>152.137328147888</text:p>
          </table:table-cell>
          <table:table-cell office:value-type="string" calcext:value-type="string">
            <text:p>13_Y_exp8</text:p>
          </table:table-cell>
          <table:table-cell office:value-type="string" calcext:value-type="string">
            <text:p>13_Y.v1.l0.ds0.l_combo0.ds_combo0.idays30.odays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59083467721939" calcext:value-type="float">
            <text:p>0.045908346772194</text:p>
          </table:table-cell>
          <table:table-cell office:value-type="float" office:value="0.937254905700684" calcext:value-type="float">
            <text:p>0.937254905700684</text:p>
          </table:table-cell>
          <table:table-cell office:value-type="float" office:value="0.857369244098663" calcext:value-type="float">
            <text:p>0.857369244098663</text:p>
          </table:table-cell>
          <table:table-cell office:value-type="float" office:value="0.841368556022644" calcext:value-type="float">
            <text:p>0.841368556022644</text:p>
          </table:table-cell>
          <table:table-cell office:value-type="float" office:value="541" calcext:value-type="float">
            <text:p>541</text:p>
          </table:table-cell>
          <table:table-cell office:value-type="float" office:value="2327" calcext:value-type="float">
            <text:p>2327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float" office:value="110.780869722366" calcext:value-type="float">
            <text:p>110.780869722366</text:p>
          </table:table-cell>
          <table:table-cell table:style-name="ce1" office:value-type="string" calcext:value-type="string">
            <text:p>13_T_exp8</text:p>
          </table:table-cell>
          <table:table-cell table:style-name="ce1" office:value-type="string" calcext:value-type="string">
            <text:p>13_T.v1.l0.ds0.l_combo0.ds_combo0.idays60.odays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Network 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.0746610686182976" calcext:value-type="float">
            <text:p>0.074661068618298</text:p>
          </table:table-cell>
          <table:table-cell office:value-type="float" office:value="0.0746610760688782" calcext:value-type="float">
            <text:p>0.074661076068878</text:p>
          </table:table-cell>
          <table:table-cell office:value-type="float" office:value="0.893203854560852" calcext:value-type="float">
            <text:p>0.893203854560852</text:p>
          </table:table-cell>
          <table:table-cell office:value-type="float" office:value="0.732945442199707" calcext:value-type="float">
            <text:p>0.732945442199707</text:p>
          </table:table-cell>
          <table:table-cell office:value-type="float" office:value="0.788644194602966" calcext:value-type="float">
            <text:p>0.788644194602966</text:p>
          </table:table-cell>
          <table:table-cell office:value-type="float" office:value="3653" calcext:value-type="float">
            <text:p>3653</text:p>
          </table:table-cell>
          <table:table-cell office:value-type="float" office:value="15667" calcext:value-type="float">
            <text:p>15667</text:p>
          </table:table-cell>
          <table:table-cell office:value-type="float" office:value="1331" calcext:value-type="float">
            <text:p>1331</text:p>
          </table:table-cell>
          <table:table-cell office:value-type="float" office:value="979" calcext:value-type="float">
            <text:p>979</text:p>
          </table:table-cell>
          <table:table-cell office:value-type="float" office:value="2056" calcext:value-type="float">
            <text:p>2056</text:p>
          </table:table-cell>
          <table:table-cell office:value-type="float" office:value="113.368935346603" calcext:value-type="float">
            <text:p>113.368935346603</text:p>
          </table:table-cell>
          <table:table-cell office:value-type="string" calcext:value-type="string">
            <text:p>13_AD_exp8</text:p>
          </table:table-cell>
          <table:table-cell office:value-type="string" calcext:value-type="string">
            <text:p>13_AD.v1.l0.ds0.l_combo0.ds_combo0.idays30.odays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etwork 4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92499433457851" calcext:value-type="float">
            <text:p>0.049249943345785</text:p>
          </table:table-cell>
          <table:table-cell office:value-type="float" office:value="0.935909807682037" calcext:value-type="float">
            <text:p>0.935909807682037</text:p>
          </table:table-cell>
          <table:table-cell office:value-type="float" office:value="0.848484873771668" calcext:value-type="float">
            <text:p>0.848484873771668</text:p>
          </table:table-cell>
          <table:table-cell office:value-type="float" office:value="0.849772393703461" calcext:value-type="float">
            <text:p>0.849772393703461</text:p>
          </table:table-cell>
          <table:table-cell office:value-type="float" office:value="560" calcext:value-type="float">
            <text:p>560</text:p>
          </table:table-cell>
          <table:table-cell office:value-type="float" office:value="2346" calcext:value-type="float">
            <text:p>2346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2062" calcext:value-type="float">
            <text:p>2062</text:p>
          </table:table-cell>
          <table:table-cell table:style-name="ce1" office:value-type="float" office:value="90.3063020706177" calcext:value-type="float">
            <text:p>90.3063020706177</text:p>
          </table:table-cell>
          <table:table-cell table:style-name="ce1" office:value-type="string" calcext:value-type="string">
            <text:p>13_AD_exp8</text:p>
          </table:table-cell>
          <table:table-cell table:style-name="ce1" office:value-type="string" calcext:value-type="string">
            <text:p>13_AD.v1.l0.ds0.l_combo0.ds_combo0.idays30.odays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Network 4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5:05:03.097214548</dc:date>
    <meta:editing-duration>PT2M35S</meta:editing-duration>
    <meta:editing-cycles>1</meta:editing-cycles>
    <meta:document-statistic meta:table-count="1" meta:cell-count="224" meta:object-count="0"/>
    <meta:generator>LibreOffice/6.0.7.3$Linux_X86_64 LibreOffice_project/00m0$Build-3</meta:generator>
  </office:meta>
</office:document-meta>
</file>